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500000118B959893761EEC61E.png" manifest:media-type="image/png"/>
  <manifest:file-entry manifest:full-path="Pictures/10000000000000C400000102371B6B338518283B.png" manifest:media-type="image/png"/>
  <manifest:file-entry manifest:full-path="Pictures/10000001000004B0000003CA65A167F19DECC936.png" manifest:media-type="image/png"/>
  <manifest:file-entry manifest:full-path="Pictures/100000010000004D000000562A33A32A2F7B83D5.png" manifest:media-type="image/png"/>
  <manifest:file-entry manifest:full-path="Pictures/10000000000000DC0000009C2DF4A9ECFB3D3D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Consolas, 'Courier New', monospac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6pt" style:font-size-asian="6pt"/>
    </style:style>
    <style:style style:name="P9" style:family="paragraph" style:parent-style-name="Standard">
      <style:paragraph-properties fo:margin-top="0cm" fo:margin-bottom="0.212cm" style:contextual-spacing="false"/>
      <style:text-properties style:font-name="Arial" fo:font-size="14pt" style:rfc-language-tag="es-ES-u-co-trad" fo:language="es" fo:country="ES" officeooo:rsid="00214da9" officeooo:paragraph-rsid="00214da9" style:font-size-asian="14pt" style:language-asian="gl" style:country-asian="ES" style:font-size-complex="14pt"/>
    </style:style>
    <style:style style:name="P10" style:family="paragraph" style:parent-style-name="Heading_20_3" style:list-style-name="L1">
      <style:paragraph-properties fo:margin-top="0cm" fo:margin-bottom="0.212cm" style:contextual-spacing="false"/>
      <style:text-properties style:font-name="Arial" fo:language="gl" fo:country="ES" fo:font-weight="normal" officeooo:rsid="00215a14" officeooo:paragraph-rsid="00215a14" style:language-asian="gl" style:country-asian="ES" style:font-weight-asian="normal" style:font-size-complex="12pt" style:font-weight-complex="normal"/>
    </style:style>
    <style:style style:name="P11" style:family="paragraph" style:parent-style-name="Standard" style:master-page-name="Standard">
      <style:paragraph-properties fo:margin-top="0cm" fo:margin-bottom="0.212cm" style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12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26b948" officeooo:paragraph-rsid="0026b948" style:language-asian="gl" style:country-asian="ES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26b948" officeooo:paragraph-rsid="003000c9" style:language-asian="gl" style:country-asian="ES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.212cm" style:contextual-spacing="false"/>
      <style:text-properties style:font-name="Arial" fo:language="gl" fo:country="ES" fo:font-weight="normal" officeooo:rsid="003000c9" officeooo:paragraph-rsid="003000c9" style:language-asian="gl" style:country-asian="ES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32ab71" officeooo:paragraph-rsid="0032ab71" style:language-asian="gl" style:country-asian="ES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fo:font-weight="normal" officeooo:rsid="003351a6" officeooo:paragraph-rsid="003351a6" style:language-asian="gl" style:country-asian="ES" style:font-weight-asian="normal" style:font-size-complex="12pt" style:font-weight-complex="normal"/>
    </style:style>
    <style:style style:name="T1" style:family="text">
      <style:text-properties fo:font-size="6pt" fo:font-style="italic" style:font-size-asian="6pt" style:font-style-asian="italic" style:font-size-complex="6pt"/>
    </style:style>
    <style:style style:name="T2" style:family="text">
      <style:text-properties fo:language="es" fo:country="ES" style:language-asian="es" style:country-asian="ES" style:language-complex="ar" style:country-complex="SA"/>
    </style:style>
    <style:style style:name="T3" style:family="text">
      <style:text-properties officeooo:rsid="001a7aa0"/>
    </style:style>
    <style:style style:name="T4" style:family="text">
      <style:text-properties officeooo:rsid="002ab336"/>
    </style:style>
    <style:style style:name="T5" style:family="text">
      <style:text-properties officeooo:rsid="002c947e"/>
    </style:style>
    <style:style style:name="T6" style:family="text">
      <style:text-properties officeooo:rsid="002eafda"/>
    </style:style>
    <style:style style:name="T7" style:family="text">
      <style:text-properties officeooo:rsid="0031e167"/>
    </style:style>
    <style:style style:name="T8" style:family="text">
      <style:text-properties officeooo:rsid="0032e51a"/>
    </style:style>
    <style:style style:name="T9" style:family="text">
      <style:text-properties officeooo:rsid="003351a6"/>
    </style:style>
    <style:style style:name="T10" style:family="text">
      <style:text-properties officeooo:rsid="0033e58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<text:span text:style-name="T3">usca en Internet información sobre estas cuestiones:</text:span></text:p>
      <text:p text:style-name="P9"/>
      <text:list xml:id="list3368170004" text:style-name="L1">
        <text:list-item>
          <text:p text:style-name="P12">A tu disposición tienes <text:span text:style-name="T4">un algoritmo de K</text:span><text:span text:style-name="T7">NN (K vecinos más cercanos)</text:span><text:span text:style-name="T4"> </text:span><text:span text:style-name="T5">como un ejemplo de un algoritmo de agrupamiento, en el que tienes descrito sus campos.</text:span></text:p>
          <text:list>
            <text:list-item>
              <text:p text:style-name="P12">En ‘<text:span text:style-name="T10">n</text:span><text:span text:style-name="T6">_</text:span><text:span text:style-name="T9">neighbors</text:span>’ <text:span text:style-name="T6">como número de </text:span><text:span text:style-name="T9">vecinos</text:span>.</text:p>
            </text:list-item>
            <text:list-item>
              <text:p text:style-name="P16">En ‘weights’ como función de peso en la predicción.</text:p>
            </text:list-item>
            <text:list-item>
              <text:p text:style-name="P12">En ‘<text:span text:style-name="T9">leaf_size</text:span>’ <text:span text:style-name="T6">como </text:span><text:span text:style-name="T9">tamaño de la hoja</text:span><text:span text:style-name="T6">.</text:span></text:p>
            </text:list-item>
            <text:list-item>
              <text:p text:style-name="P12">En ‘<text:span text:style-name="T9">metric</text:span>’ como <text:span text:style-name="T9">métrica para el cálculo de la distancia</text:span>.</text:p>
            </text:list-item>
            <text:list-item>
              <text:p text:style-name="P12">En ‘<text:span text:style-name="T6">verbose</text:span>’ como <text:span text:style-name="T6">ejecución comentada</text:span>.</text:p>
            </text:list-item>
            <text:list-item>
              <text:p text:style-name="P13">En ‘<text:span text:style-name="T6">algorithm</text:span>’ <text:span text:style-name="T6">como algoritmo que se empleará para hacer las agrupaciones</text:span>.</text:p>
            </text:list-item>
          </text:list>
        </text:list-item>
      </text:list>
      <text:p text:style-name="P14"/>
      <text:list xml:id="list193846565712124" text:continue-numbering="true" text:style-name="L1">
        <text:list-item>
          <text:p text:style-name="P12">Cambia algunos de los valores en los campos anteriores y observa el resultado. Guarda varias imágenes de los cambios efectuados y de<text:span text:style-name="T6">l</text:span> gráfico asociado.</text:p>
        </text:list-item>
        <text:list-item>
          <text:p text:style-name="P15">Prueba a realizar a partir del ejemplo de la Concesión de créditos, uno similar con los datos del Titanic, teniendo en consideración los pasajeros que sobrevivieron (o no) en función de su edad y <text:span text:style-name="T8">Ticket de billete</text:span>.</text:p>
          <text:list>
            <text:list-item>
              <text:list>
                <text:list-header>
                  <text:h text:style-name="P10" text:outline-level="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6" style:family="paragraph" style:parent-style-name="Table_20_Contents">
      <style:text-properties fo:font-size="6pt" style:font-size-asian="6pt"/>
    </style:style>
    <style:style style:name="MP7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T1" style:family="text">
      <style:text-properties fo:font-size="6pt" fo:font-style="italic" style:font-size-asian="6pt" style:font-style-asian="italic" style:font-size-complex="6pt"/>
    </style:style>
    <style:style style:name="MT2" style:family="text">
      <style:text-properties fo:language="es" fo:country="ES" style:language-asian="es" style:country-asian="ES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2"><draw:frame draw:style-name="Mfr1" draw:name="Imagen 7" text:anchor-type="as-char" svg:width="1.122cm" svg:height="1.475cm" draw:z-index="1"><draw:image xlink:href="Pictures/10000000000000C400000102371B6B338518283B.png" xlink:type="simple" xlink:show="embed" xlink:actuate="onLoad" draw:mime-type="image/png"/><svg:desc>Marca Galicia - Xunta de Galicia</svg:desc></draw:frame></text:p>
            </table:table-cell>
            <table:table-cell table:style-name="Tabla1.B1" office:value-type="string">
              <text:p text:style-name="MP3"/>
              <text:p text:style-name="MP4"><draw:frame draw:style-name="Mfr2" draw:name="Imagen 9" text:anchor-type="as-char" svg:width="3.201cm" svg:height="0.457cm" draw:z-index="2"><draw:image xlink:href="Pictures/10000000000000DC0000009C2DF4A9ECFB3D3D59.png" xlink:type="simple" xlink:show="embed" xlink:actuate="onLoad" draw:mime-type="image/png"/></draw:frame></text:p>
              <text:p text:style-name="MP5"/>
              <text:p text:style-name="MP5">CONSELLERÍA DE CULTURA, EDUCACIÓN E UNIVERSIDADE</text:p>
            </table:table-cell>
            <table:table-cell table:style-name="Tabla1.A1" office:value-type="string">
              <text:p text:style-name="MP6"><draw:frame draw:style-name="Mfr3" draw:name="Imagen 3" text:anchor-type="char" svg:x="-0.27cm" svg:y="0.228cm" svg:width="1.191cm" svg:height="1.335cm" draw:z-index="0"><draw:image xlink:href="Pictures/100000010000004D000000562A33A32A2F7B83D5.png" xlink:type="simple" xlink:show="embed" xlink:actuate="onLoad" draw:mime-type="image/png"/></draw:frame></text:p>
            </table:table-cell>
            <table:table-cell table:style-name="Tabla1.A1" office:value-type="string">
              <text:p text:style-name="MP7">IES de Teis</text:p>
              <text:p text:style-name="MP8">Avda. de Galicia, 101</text:p>
              <text:p text:style-name="MP8">36216 – Vigo</text:p>
              <text:p text:style-name="MP8">886 12 04 64</text:p>
              <text:p text:style-name="MP8">ies.teis@edu.xunta.es</text:p>
            </table:table-cell>
            <table:table-cell table:style-name="Tabla1.A1" office:value-type="string">
              <text:p text:style-name="Table_20_Contents"><draw:frame draw:style-name="Mfr1" draw:name="Imagen 4" text:anchor-type="as-char" svg:width="3.731cm" svg:height="1.189cm" draw:z-index="3"><draw:image xlink:href="Pictures/100000000000047500000118B959893761EEC61E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text:span text:style-name="MT2"><text:s text:c="10"/></text:span><draw:frame draw:style-name="Mfr1" draw:name="Imagen 1" text:anchor-type="as-char" svg:width="1.87cm" svg:height="1.512cm" draw:z-index="4"><draw:image xlink:href="Pictures/10000001000004B0000003CA65A167F19DECC936.png" xlink:type="simple" xlink:show="embed" xlink:actuate="onLoad" draw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1"><text:span text:style-name="MT1"><text:file-name text:display="name-and-extension">Tarea 4. Ejemplo de algoritmos de K-vecinos más cercanos.odt</text:file-name></text:span><text:span text:style-name="MT1">, pág. </text:span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rector</meta:initial-creator>
    <meta:editing-cycles>37</meta:editing-cycles>
    <meta:print-date>2021-11-03T13:31:00</meta:print-date>
    <meta:creation-date>2021-11-03T13:31:00</meta:creation-date>
    <dc:date>2024-03-19T19:38:23.627000000</dc:date>
    <meta:editing-duration>PT3H15M10S</meta:editing-duration>
    <meta:generator>LibreOffice/7.3.3.2$Windows_X86_64 LibreOffice_project/d1d0ea68f081ee2800a922cac8f79445e4603348</meta:generator>
    <meta:document-statistic meta:table-count="1" meta:image-count="5" meta:object-count="0" meta:page-count="1" meta:paragraph-count="22" meta:word-count="184" meta:character-count="1084" meta:non-whitespace-character-count="916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